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ba9" officeooo:paragraph-rsid="001e4ba9"/>
    </style:style>
    <style:style style:name="P2" style:family="paragraph" style:parent-style-name="Standard">
      <style:text-properties officeooo:rsid="001e4ba9" officeooo:paragraph-rsid="0020301d"/>
    </style:style>
    <style:style style:name="P3" style:family="paragraph" style:parent-style-name="Standard">
      <style:text-properties officeooo:rsid="001e4ba9" officeooo:paragraph-rsid="0020f74a"/>
    </style:style>
    <style:style style:name="P4" style:family="paragraph" style:parent-style-name="Standard">
      <style:text-properties officeooo:rsid="0020f74a" officeooo:paragraph-rsid="0020f74a"/>
    </style:style>
    <style:style style:name="P5" style:family="paragraph" style:parent-style-name="Standard">
      <style:text-properties fo:font-weight="bold" officeooo:rsid="001e4ba9" officeooo:paragraph-rsid="0020f74a" style:font-weight-asian="bold" style:font-weight-complex="bold"/>
    </style:style>
    <style:style style:name="P6" style:family="paragraph" style:parent-style-name="Standard">
      <style:text-properties fo:font-weight="bold" officeooo:rsid="001e4ba9" officeooo:paragraph-rsid="001e4ba9" style:font-weight-asian="bold" style:font-weight-complex="bold"/>
    </style:style>
    <style:style style:name="T1" style:family="text">
      <style:text-properties officeooo:rsid="0020301d"/>
    </style:style>
    <style:style style:name="T2" style:family="text">
      <style:text-properties officeooo:rsid="0020f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0_2613764109"/>Regra 1:</text:p>
      <text:p text:style-name="P1"/>
      <text:p text:style-name="P1">PACIENTE(idPaciente [PK], Nome, Endererco)</text:p>
      <text:p text:style-name="P1"/>
      <text:p text:style-name="P1">CONSULTA(idConsulta [PK], Data)</text:p>
      <text:p text:style-name="P1"/>
      <text:p text:style-name="P1">MEDICO(idMedico [PK], Nome, CRM)</text:p>
      <text:p text:style-name="P1"/>
      <text:p text:style-name="P1">MEDICAMENTO(idMedicamento [PK], nome, Tarja)<text:bookmark-end text:name="__DdeLink__0_2613764109"/></text:p>
      <text:p text:style-name="P1"/>
      <text:p text:style-name="P6"><text:bookmark-start text:name="__DdeLink__7_2613764109"/>Regra 2:</text:p>
      <text:p text:style-name="P1"/>
      <text:p text:style-name="P1">PACIENTE(idPaciente [PK], Nome, Endererco)</text:p>
      <text:p text:style-name="P1"/>
      <text:p text:style-name="P1"><text:bookmark-start text:name="__DdeLink__2_26137641091"/>MEDICO(idMedico [PK], Nome, CRM)<text:bookmark-end text:name="__DdeLink__2_26137641091"/></text:p>
      <text:p text:style-name="P1"/>
      <text:p text:style-name="P2">CONSULTA(idConsulta [PK], Data, <text:span text:style-name="T1">idPaciente, idMedico</text:span>)</text:p>
      <text:p text:style-name="P2"/>
      <text:p text:style-name="P2"><text:tab/><text:span text:style-name="T1">idPaciente referencia PACIENTE</text:span></text:p>
      <text:p text:style-name="P2"/>
      <text:p text:style-name="P2"><text:tab/><text:span text:style-name="T1">idMedico referencia MEDICO</text:span><text:bookmark-start text:name="__DdeLink__2_2613764109"/><text:bookmark-end text:name="__DdeLink__2_2613764109"/></text:p>
      <text:p text:style-name="P1"/>
      <text:p text:style-name="P1">MEDICAMENTO(idMedicamento [PK], nome, Tarja)<text:bookmark-end text:name="__DdeLink__7_2613764109"/></text:p>
      <text:p text:style-name="P1"/>
      <text:p text:style-name="P5">Regra <text:span text:style-name="T2">3</text:span>:</text:p>
      <text:p text:style-name="P3"/>
      <text:p text:style-name="P3">PACIENTE(idPaciente [PK], Nome, Endererco)</text:p>
      <text:p text:style-name="P3"/>
      <text:p text:style-name="P3"><text:bookmark-start text:name="__DdeLink__2_261376410911"/>MEDICO(idMedico [PK], Nome, CRM)<text:bookmark-end text:name="__DdeLink__2_261376410911"/></text:p>
      <text:p text:style-name="P3"/>
      <text:p text:style-name="P3">CONSULTA(idConsulta [PK], Data, <text:span text:style-name="T1">idPaciente, idMedico</text:span>)</text:p>
      <text:p text:style-name="P3"/>
      <text:p text:style-name="P3"><text:tab/><text:span text:style-name="T1">idPaciente referencia PACIENTE</text:span></text:p>
      <text:p text:style-name="P3"/>
      <text:p text:style-name="P3"><text:tab/><text:span text:style-name="T1">idMedico referencia MEDICO</text:span><text:bookmark text:name="__DdeLink__2_26137641092"/></text:p>
      <text:p text:style-name="P3"/>
      <text:p text:style-name="P3">MEDICAMENTO(idMedicamento [PK], nome, Tarja)</text:p>
      <text:p text:style-name="P3"/>
      <text:p text:style-name="P4">PRESCRICAO(idPrescricao[PK], idConsulta, idMedicamento, Dosagem)</text:p>
      <text:p text:style-name="P4"/>
      <text:p text:style-name="P4"><text:tab/>idConsulta referencia CONSULTA</text:p>
      <text:p text:style-name="P4"><text:tab/></text:p>
      <text:p text:style-name="P4"><text:tab/>idMedicamento referencia MEDICAMEN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8:57:15.817323733</meta:creation-date>
    <dc:date>2022-06-24T09:31:00.526084591</dc:date>
    <meta:editing-duration>PT13M4S</meta:editing-duration>
    <meta:editing-cycles>1</meta:editing-cycles>
    <meta:document-statistic meta:table-count="0" meta:image-count="0" meta:object-count="0" meta:page-count="1" meta:paragraph-count="23" meta:word-count="77" meta:character-count="764" meta:non-whitespace-character-count="702"/>
    <meta:generator>LibreOffice/7.2.5.2$Linux_X86_64 LibreOffice_project/499f9727c189e6ef3471021d6132d4c694f357e5</meta:generator>
  </office:meta>
</office:document-meta>
</file>